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officeooo:paragraph-rsid="001f5589" style:font-name-asian="Arial1" style:font-weight-asian="bold" style:font-name-complex="Arial1"/>
    </style:style>
    <style:style style:name="P6" style:family="paragraph" style:parent-style-name="Standard">
      <style:text-properties style:font-name="Arial" fo:font-weight="bold" fo:background-color="#fff200" style:font-name-asian="Arial1" style:font-weight-asian="bold" style:font-name-complex="Arial1"/>
    </style:style>
    <style:style style:name="P7" style:family="paragraph" style:parent-style-name="Standard">
      <style:text-properties style:font-name="Arial" style:font-name-asian="Arial1" style:font-name-complex="Arial1"/>
    </style:style>
    <style:style style:name="P8" style:family="paragraph" style:parent-style-name="Standard">
      <style:text-properties style:font-name="Arial" fo:background-color="#fff200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ff2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28b5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4</text:span></text:p>
      <text:p text:style-name="Standard"><text:span text:style-name="T3">1. </text:span><text:span text:style-name="T2">What is the output of the below code:</text:span></text:p>
      <text:p text:style-name="P2"><text:bookmark-start text:name="__DdeLink__1572_3662731180"/>interface A{</text:p>
      <text:p text:style-name="P2">void method();</text:p>
      <text:p text:style-name="P2">}</text:p>
      <text:p text:style-name="P2">class Test{</text:p>
      <text:p text:style-name="P2">public void method(){</text:p>
      <text:p text:style-name="P2">System.out.println("call from a method");</text:p>
      <text:p text:style-name="P2">}</text:p>
      <text:p text:style-name="P2">public static void main(String[] args) {</text:p>
      <text:p text:style-name="P2">A a =(A) new Test();</text:p>
      <text:p text:style-name="P2">a.method();</text:p>
      <text:p text:style-name="P2">}</text:p>
      <text:p text:style-name="P2">}<text:bookmark-end text:name="__DdeLink__1572_3662731180"/></text:p>
      <text:p text:style-name="P1">A) call from a method</text:p>
      <text:p text:style-name="P1">B) No ouput at console</text:p>
      <text:p text:style-name="P1">C) Compilation fails</text:p>
      <text:p text:style-name="P1">D) <text:span text:style-name="T5">Exception is thrown at Runtime</text:span></text:p>
      <text:p text:style-name="P1"/>
      <text:p text:style-name="P1"/>
      <text:p text:style-name="Standard"><text:span text:style-name="T3">2. </text:span><text:span text:style-name="T2">Which of the following lines will allow the code to execute the program?</text:span></text:p>
      <text:p text:style-name="P2">abstract class MyClass{</text:p>
      <text:p text:style-name="P2">abstract int m();</text:p>
      <text:p text:style-name="P2">}</text:p>
      <text:p text:style-name="P2">interface MyInterface{</text:p>
      <text:p text:style-name="P2">public int m();</text:p>
      <text:p text:style-name="P2">}</text:p>
      <text:p text:style-name="P2">public class Test extends MyClass implements MyInterface{</text:p>
      <text:p text:style-name="P2">//code to execute</text:p>
      <text:p text:style-name="P2">}</text:p>
      <text:p text:style-name="P1">A) int m(){}</text:p>
      <text:p text:style-name="P1">int m(){}</text:p>
      <text:p text:style-name="P1"><text:soft-page-break/>B) int m(){}</text:p>
      <text:p text:style-name="P1">int MyInterface.m(){}</text:p>
      <text:p text:style-name="P1">C) int m(){}</text:p>
      <text:p text:style-name="P1">D) <text:span text:style-name="T5">None of the above</text:span></text:p>
      <text:p text:style-name="P1"/>
      <text:p text:style-name="P1"/>
      <text:p text:style-name="P2">3. What is the output for the below code ?</text:p>
      <text:p text:style-name="P2"><text:bookmark-start text:name="__DdeLink__1578_3662731180"/>public interface TestInf {</text:p>
      <text:p text:style-name="P2">int i =10;</text:p>
      <text:p text:style-name="P2">}<text:bookmark-end text:name="__DdeLink__1578_3662731180"/>public class Test {</text:p>
      <text:p text:style-name="P2"><text:bookmark-start text:name="__DdeLink__1576_3662731180"/>public static void main(String... args) {</text:p>
      <text:p text:style-name="P2">TestInf.i=12;</text:p>
      <text:p text:style-name="P2">System.out.println(TestInf.i);</text:p>
      <text:p text:style-name="P2">}<text:bookmark-end text:name="__DdeLink__1576_3662731180"/></text:p>
      <text:p text:style-name="P2">}</text:p>
      <text:p text:style-name="P1">A) 10</text:p>
      <text:p text:style-name="P1">B) 12</text:p>
      <text:p text:style-name="P1">C) <text:span text:style-name="T5">compile time error</text:span></text:p>
      <text:p text:style-name="P1">D) run time error</text:p>
      <text:p text:style-name="P1"/>
      <text:p text:style-name="P1"/>
      <text:p text:style-name="P2">4. Which Man class properly represents the relationship "Man has a best friend who is a Dog"?</text:p>
      <text:p text:style-name="P1">A) class Man extends Dog { }</text:p>
      <text:p text:style-name="P1">B) class Man implements Dog { }</text:p>
      <text:p text:style-name="P1">C) class Man { private BestFriend dog; }</text:p>
      <text:p text:style-name="P1">D) <text:span text:style-name="T5">class Man { private Dog bestFriend; }</text:span></text:p>
      <text:p text:style-name="P1">E) class Man { private Dog&lt;bestFriend&gt;; }</text:p>
      <text:p text:style-name="P1"/>
      <text:p text:style-name="P1"/>
      <text:p text:style-name="Standard"><text:span text:style-name="T2">5</text:span><text:span text:style-name="T3">. </text:span><text:span text:style-name="T2">Which three are true? (Choose three.)</text:span></text:p>
      <text:p text:style-name="P2">10. interface Jumper { public void jump(); } ...</text:p>
      <text:p text:style-name="P2">20. class Animal {} ...</text:p>
      <text:p text:style-name="P2"><text:soft-page-break/>30. class Dog extends Animal {</text:p>
      <text:p text:style-name="P5">31. Tail tail;</text:p>
      <text:p text:style-name="P5">32. } ...</text:p>
      <text:p text:style-name="P2">40. class Beagle extends Dog implements Jumper{</text:p>
      <text:p text:style-name="P2">41. public void jump() {}</text:p>
      <text:p text:style-name="P2">42. } ...</text:p>
      <text:p text:style-name="P2">50. class Cat implements Jumper{</text:p>
      <text:p text:style-name="P2">51. public void jump() {}</text:p>
      <text:p text:style-name="P2">52. }</text:p>
      <text:p text:style-name="P2">A. Cat is-a Animal</text:p>
      <text:p text:style-name="P2">B.<text:span text:style-name="T5"> Cat is-a Jumper</text:span></text:p>
      <text:p text:style-name="P2">C. <text:span text:style-name="T5">Dog is-a Animal</text:span></text:p>
      <text:p text:style-name="P2">D. Dog is-a Jumper</text:p>
      <text:p text:style-name="P2">E. Cat has-a Animal</text:p>
      <text:p text:style-name="P2">F. <text:span text:style-name="T5">Beagle has-a Tail</text:span></text:p>
      <text:p text:style-name="P2">G. <text:span text:style-name="T6">Beagle has-a Jumper</text:span></text:p>
      <text:p text:style-name="P2"/>
      <text:p text:style-name="P1">A) A,B,D</text:p>
      <text:p text:style-name="P1">B) AF,G</text:p>
      <text:p text:style-name="P1">C) B,F,G</text:p>
      <text:p text:style-name="P1">D)<text:span text:style-name="T5"> B,C,F</text:span></text:p>
      <text:p text:style-name="P1">E) E,F,G</text:p>
      <text:p text:style-name="P1"/>
      <text:p text:style-name="P2">6.What will be the output</text:p>
      <text:p text:style-name="P2"><text:bookmark-start text:name="__DdeLink__1582_3662731180"/>public void divide(int a, int )</text:p>
      <text:p text:style-name="P2">{</text:p>
      <text:p text:style-name="P2">Try{</text:p>
      <text:p text:style-name="P2">Int c = a/b;</text:p>
      <text:p text:style-name="P2">}</text:p>
      <text:p text:style-name="P2">Catch(Exception e)</text:p>
      <text:p text:style-name="P2">{</text:p>
      <text:p text:style-name="P2">SOP(Exception);</text:p>
      <text:p text:style-name="P2"><text:soft-page-break/>}</text:p>
      <text:p text:style-name="P2">Finally{</text:p>
      <text:p text:style-name="P2">SOP(“finally”)</text:p>
      <text:p text:style-name="P2">}</text:p>
      <text:p text:style-name="P2">}<text:bookmark-end text:name="__DdeLink__1582_3662731180"/></text:p>
      <text:p text:style-name="P8">a)error</text:p>
      <text:p text:style-name="P1">b)compile successfully</text:p>
      <text:p text:style-name="P1">c)compile time error with finally will work.</text:p>
      <text:p text:style-name="P1"/>
      <text:p text:style-name="P1"/>
      <text:p text:style-name="P2">7. Determine the output</text:p>
      <text:p text:style-name="P2"><text:bookmark-start text:name="__DdeLink__1584_3662731180"/>Class exception_Handling{</text:p>
      <text:p text:style-name="P2">Public static void main(String args[]){</text:p>
      <text:p text:style-name="P2">Try{</text:p>
      <text:p text:style-name="P2">SOP(“Hello”+” ”+1/0);</text:p>
      <text:p text:style-name="P2">}</text:p>
      <text:p text:style-name="P2">Catch(ArithmeticException e)</text:p>
      <text:p text:style-name="P2">{</text:p>
      <text:p text:style-name="P2">SOP(“World”);</text:p>
      <text:p text:style-name="P2">}</text:p>
      <text:p text:style-name="P2">}}<text:bookmark-end text:name="__DdeLink__1584_3662731180"/></text:p>
      <text:p text:style-name="P8">a) World</text:p>
      <text:p text:style-name="P1">b)Hello World</text:p>
      <text:p text:style-name="P1">c)Hello</text:p>
      <text:p text:style-name="P1">d)none of the above</text:p>
      <text:p text:style-name="P1"/>
      <text:p text:style-name="P1"/>
      <text:p text:style-name="P2">8. class exception_handling {</text:p>
      <text:p text:style-name="P2">public static void main(String args[]) {</text:p>
      <text:p text:style-name="P2"><text:bookmark-start text:name="__DdeLink__1586_3662731180"/>try {</text:p>
      <text:p text:style-name="P2">int a, b;</text:p>
      <text:p text:style-name="P2">b = 0;</text:p>
      <text:p text:style-name="P2"><text:soft-page-break/>a = 5 / b;</text:p>
      <text:p text:style-name="P2">System.out.print("A");</text:p>
      <text:p text:style-name="P2">}</text:p>
      <text:p text:style-name="P2">catch(ArithmeticException e) {</text:p>
      <text:p text:style-name="P2">System.out.print("B");</text:p>
      <text:p text:style-name="P2">}</text:p>
      <text:p text:style-name="P2">}<text:bookmark-end text:name="__DdeLink__1586_3662731180"/></text:p>
      <text:p text:style-name="P2">}</text:p>
      <text:p text:style-name="P1">a) A</text:p>
      <text:p text:style-name="P8">b) B</text:p>
      <text:p text:style-name="P1">c) Compilation Errord) Runtime Error</text:p>
      <text:p text:style-name="P1"/>
      <text:p text:style-name="P1"/>
      <text:p text:style-name="P2">9. Which of these handles the exception when no catch is used?</text:p>
      <text:p text:style-name="P6">a. Default handler</text:p>
      <text:p text:style-name="P2">b. Finally</text:p>
      <text:p text:style-name="P2">c. Throw handler</text:p>
      <text:p text:style-name="P2">d. Java run time system</text:p>
      <text:p text:style-name="P2"/>
      <text:p text:style-name="P2">5. class exception_handling {</text:p>
      <text:p text:style-name="P2">public static void main(String args[]) {</text:p>
      <text:p text:style-name="P2">try {</text:p>
      <text:p text:style-name="P2">int a, b;</text:p>
      <text:p text:style-name="P2">b = 0;</text:p>
      <text:p text:style-name="P2">a = 5 / b;</text:p>
      <text:p text:style-name="P2">System.out.print("A");</text:p>
      <text:p text:style-name="P2">}</text:p>
      <text:p text:style-name="P2">catch(ArithmeticException e) {</text:p>
      <text:p text:style-name="P2">System.out.print("B");</text:p>
      <text:p text:style-name="P2">}</text:p>
      <text:p text:style-name="P2">finally {</text:p>
      <text:p text:style-name="P2">System.out.print("C");</text:p>
      <text:p text:style-name="P2"><text:soft-page-break/>}</text:p>
      <text:p text:style-name="P2">}</text:p>
      <text:p text:style-name="P2">}</text:p>
      <text:p text:style-name="P1">a) A</text:p>
      <text:p text:style-name="P1">b) B</text:p>
      <text:p text:style-name="P1">c) AC</text:p>
      <text:p text:style-name="P8">d) BC</text:p>
      <text:p text:style-name="P1"/>
      <text:p text:style-name="P1"/>
      <text:p text:style-name="P2">10. Determine the output</text:p>
      <text:p text:style-name="P2"><text:bookmark-start text:name="__DdeLink__1591_3662731180"/>class exception_handling {</text:p>
      <text:p text:style-name="P2"><text:bookmark-start text:name="__DdeLink__1594_3662731180"/>public static void main(String args[]) {</text:p>
      <text:p text:style-name="P2">try {</text:p>
      <text:p text:style-name="P2">int a = args.length;</text:p>
      <text:p text:style-name="P2">int b = 10 / a;</text:p>
      <text:p text:style-name="P2">System.out.print(a);</text:p>
      <text:p text:style-name="P2">try {</text:p>
      <text:p text:style-name="P2">if (a == 1)</text:p>
      <text:p text:style-name="P2">a = a / a - a;</text:p>
      <text:p text:style-name="P2">if (a == 2) {</text:p>
      <text:p text:style-name="P2">int c = {1};</text:p>
      <text:p text:style-name="P2">c[8] = 9;</text:p>
      <text:p text:style-name="P2">}</text:p>
      <text:p text:style-name="P2">}</text:p>
      <text:p text:style-name="P2">catch (ArrayIndexOutOfBoundException e) {System.out.println("TypeA");</text:p>
      <text:p text:style-name="P2"><text:bookmark-end text:name="__DdeLink__1594_3662731180"/>}</text:p>
      <text:p text:style-name="P2">catch (ArithmeticException e) {</text:p>
      <text:p text:style-name="P2">System.out.println("TypeB");</text:p>
      <text:p text:style-name="P2">}}}}<text:bookmark-end text:name="__DdeLink__1591_3662731180"/></text:p>
      <text:p text:style-name="P1">a) TypeA</text:p>
      <text:p text:style-name="P1">b) TypeB</text:p>
      <text:p text:style-name="P1">c) 0TypeA</text:p>
      <text:p text:style-name="P1"><text:soft-page-break/></text:p>
      <text:p text:style-name="P1"/>
      <text:p text:style-name="P2">11. What is the output of the below code:</text:p>
      <text:p text:style-name="P2"><text:bookmark-start text:name="__DdeLink__1602_3662731180"/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text:bookmark-end text:name="__DdeLink__1602_3662731180"/></text:p>
      <text:p text:style-name="P1">A) Exception</text:p>
      <text:p text:style-name="P1">B) Error</text:p>
      <text:p text:style-name="P8">C) Infinity</text:p>
      <text:p text:style-name="P1">D) Exception Error</text:p>
      <text:p text:style-name="P1"/>
      <text:p text:style-name="P1"/>
      <text:p text:style-name="P2">12. Pick runtime exception?....</text:p>
      <text:p text:style-name="P2">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1">A) A,B,C</text:p>
      <text:p text:style-name="P1">B) C,D,E</text:p>
      <text:p text:style-name="P1">C) A,D,E</text:p>
      <text:p text:style-name="P1">D)<text:span text:style-name="T5"> A,C,D</text:span></text:p>
      <text:p text:style-name="P1">E) E</text:p>
      <text:p text:style-name="P1"><text:soft-page-break/></text:p>
      <text:p text:style-name="P1"/>
      <text:p text:style-name="P2">13. Determine the output</text:p>
      <text:p text:style-name="P2">public class Test {</text:p>
      <text:p text:style-name="P2">public static void main(String[] args) {</text:p>
      <text:p text:style-name="P2">try{</text:p>
      <text:p text:style-name="P2">System.out.println("String "+1/0);</text:p>
      <text:p text:style-name="P2">}catch(ArithmeticException ae){</text:p>
      <text:p text:style-name="P2">System.out.println("Catch block");</text:p>
      <text:p text:style-name="P2">}}</text:p>
      <text:p text:style-name="P2">}</text:p>
      <text:p text:style-name="P2">What is the output of the program?</text:p>
      <text:p text:style-name="P1">A) String Infinity Catch block</text:p>
      <text:p text:style-name="P1">B) String Catch block</text:p>
      <text:p text:style-name="P1">C) Catch block</text:p>
      <text:p text:style-name="P1">D) Infinity</text:p>
      <text:p text:style-name="P1"/>
      <text:p text:style-name="P1"/>
      <text:p text:style-name="P2">14. In multiple catch clause which of the following statements are valid?</text:p>
      <text:p text:style-name="P1">A) Super class block will execute first</text:p>
      <text:p text:style-name="P8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1"/>
      <text:p text:style-name="P2">15. class SuperClass {</text:p>
      <text:p text:style-name="P2"><text:bookmark-start text:name="__DdeLink__1606_3662731180"/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<text:soft-page-break/>public int doIt(String str, Integer... data) throws Exception</text:p>
      <text:p text:style-name="P2">{</text:p>
      <text:p text:style-name="P2"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text:bookmark-end text:name="__DdeLink__1606_3662731180"/></text:p>
      <text:p text:style-name="P2">What is the output of the above code?</text:p>
      <text:p text:style-name="P1">A) Overridden:hello(String,</text:p>
      <text:p text:style-name="P1">Integer[])</text:p>
      <text:p text:style-name="P1">B) hello (String, Integer[])</text:p>
      <text:p text:style-name="P1">C) This code throws exception at run time</text:p>
      <text:p text:style-name="P1">D) <text:span text:style-name="T5">compile time error</text:span></text:p>
      <text:p text:style-name="P1"/>
      <text:p text:style-name="P1"/>
      <text:p text:style-name="P2">16. Choose the incorrect statement about SingleThreadModel.</text:p>
      <text:p text:style-name="P2">A. It is used to ensure that servlet can handle only one request at a time.</text:p>
      <text:p text:style-name="P2">B. It is a marker interface</text:p>
      <text:p text:style-name="P2">C. It solves all the thread-safety issues</text:p>
      <text:p text:style-name="P8">A) A</text:p>
      <text:p text:style-name="P8">B) B</text:p>
      <text:p text:style-name="P1">C) C</text:p>
      <text:p text:style-name="P1"/>
      <text:p text:style-name="P1"/>
      <text:p text:style-name="P2"><text:soft-page-break/>17. What will be the output of the program?</text:p>
      <text:p text:style-name="P2"><text:bookmark-start text:name="__DdeLink__1608_3662731180"/>public class Animal</text:p>
      <text:p text:style-name="P2">{</text:p>
      <text:p text:style-name="P2">public static void main(String [] args)</text:p>
      <text:p text:style-name="P2">{</text:p>
      <text:p text:style-name="P2">Dog [][] theDogs = new Dog[3][]</text:p>
      <text:p text:style-name="P2">System.out.println(theDogs[2][0].toString())</text:p>
      <text:p text:style-name="P2">}}</text:p>
      <text:p text:style-name="P2">class Dog { }<text:bookmark-end text:name="__DdeLink__1608_3662731180"/></text:p>
      <text:p text:style-name="P1">A) null</text:p>
      <text:p text:style-name="P1">B) theDogs</text:p>
      <text:p text:style-name="P1">C) Compilation fails</text:p>
      <text:p text:style-name="P8">D) An exception is thrown at runtime</text:p>
      <text:p text:style-name="P1"/>
      <text:p text:style-name="P1"/>
      <text:p text:style-name="P1"/>
      <text:p text:style-name="P2">18. What will be the output of the below code</text:p>
      <text:p text:style-name="P2"><text:bookmark-start text:name="__DdeLink__1610_3662731180"/>class Employee{</text:p>
      <text:p text:style-name="P2">Employee(){</text:p>
      <text:p text:style-name="P2">System.out.println(1);</text:p>
      <text:p text:style-name="P2">}</text:p>
      <text:p text:style-name="P2">void test(){</text:p>
      <text:p text:style-name="P2">this();</text:p>
      <text:p text:style-name="P2">System.out.println(2); }</text:p>
      <text:p text:style-name="P2">}</text:p>
      <text:p text:style-name="P2">class Manager</text:p>
      <text:p text:style-name="P2">{</text:p>
      <text:p text:style-name="P2">public static void main(String args[]){</text:p>
      <text:p text:style-name="P2">Employee e1=new Employee();</text:p>
      <text:p text:style-name="P2">}}<text:bookmark-end text:name="__DdeLink__1610_3662731180"/></text:p>
      <text:p text:style-name="P1">A) 1</text:p>
      <text:p text:style-name="P1">B) 2</text:p>
      <text:p text:style-name="P1"><text:soft-page-break/>C) compile time error</text:p>
      <text:p text:style-name="P8">D) run time error-<text:span text:style-name="T7">NullPointerException</text:span></text:p>
      <text:p text:style-name="P1"/>
      <text:p text:style-name="P1"/>
      <text:p text:style-name="P2">19. What is the output of the above code ?</text:p>
      <text:p text:style-name="P2">import java.io.*;</text:p>
      <text:p text:style-name="P2">public class Test {</text:p>
      <text:p text:style-name="P2"><text:bookmark-start text:name="__DdeLink__1621_3662731180"/>public static void main(String[] args) {</text:p>
      <text:p text:style-name="P2">String s1 = "abc";</text:p>
      <text:p text:style-name="P2">String s2 = "def";</text:p>
      <text:p text:style-name="P2">String s3 = s1.concat(s2.toUpperCase());</text:p>
      <text:p text:style-name="P2">System.out.println(s1+s2+s3);</text:p>
      <text:p text:style-name="P2">}<text:bookmark-end text:name="__DdeLink__1621_3662731180"/></text:p>
      <text:p text:style-name="P2">}</text:p>
      <text:p text:style-name="P1">A) abcDEF</text:p>
      <text:p text:style-name="P1">B) abcdefabcdef</text:p>
      <text:p text:style-name="P1">C) abcdefDEF</text:p>
      <text:p text:style-name="P8">D) abcdefabcDEF</text:p>
      <text:p text:style-name="P1"/>
      <text:p text:style-name="P1"/>
      <text:p text:style-name="P1"/>
      <text:p text:style-name="P2">20. What is the ouput of the program?<text:bookmark-start text:name="__DdeLink__1612_3662731180"/>public class Test {</text:p>
      <text:p text:style-name="P2">public static void main(String[] args) {</text:p>
      <text:p text:style-name="P2">String a = "hello i love java";</text:p>
      <text:p text:style-name="P2">System.out.println(a.indexOf('i')+" "+a.lastIndexOf('o')+" "+a.lastIndexOf('i')+" "+ a.indexOf('o'));</text:p>
      <text:p text:style-name="P2">}</text:p>
      <text:p text:style-name="P2">}<text:bookmark-end text:name="__DdeLink__1612_3662731180"/></text:p>
      <text:p text:style-name="P1">A) 6 9 6 7</text:p>
      <text:p text:style-name="P8">B) 6 9 6 4</text:p>
      <text:p text:style-name="P1">C) 5 9 6 4</text:p>
      <text:p text:style-name="P1">D) 5 9 5 4</text:p>
      <text:p text:style-name="P1"/>
      <text:p text:style-name="P1"><text:soft-page-break/></text:p>
      <text:p text:style-name="P2">21. What is the ouput of the below code:class Test</text:p>
      <text:p text:style-name="P2">{</text:p>
      <text:p text:style-name="P2"><text:bookmark-start text:name="__DdeLink__1614_3662731180"/>public static void main(String[] s)</text:p>
      <text:p text:style-name="P2">{</text:p>
      <text:p text:style-name="P2">String s1="Hello",s2="World";</text:p>
      <text:p text:style-name="P2">System.out.println(s1+s2);</text:p>
      <text:p text:style-name="P2">System.out.println(s1.concat(s2));</text:p>
      <text:p text:style-name="P2">}<text:bookmark-end text:name="__DdeLink__1614_3662731180"/></text:p>
      <text:p text:style-name="P2">}</text:p>
      <text:p text:style-name="P1">A) HelloWorld</text:p>
      <text:p text:style-name="P8">B) HelloWorld</text:p>
      <text:p text:style-name="P8">HelloWorld</text:p>
      <text:p text:style-name="P1">C) Compilation fails</text:p>
      <text:p text:style-name="P1">D) Runtime error</text:p>
      <text:p text:style-name="P1"/>
      <text:p text:style-name="P1"/>
      <text:p text:style-name="P1"/>
      <text:p text:style-name="P1"/>
      <text:p text:style-name="P2">22. What is the output of the below code,</text:p>
      <text:p text:style-name="P2">public class Test {</text:p>
      <text:p text:style-name="P2"><text:bookmark-start text:name="__DdeLink__1617_3662731180"/>public static void main(String[] args) {</text:p>
      <text:p text:style-name="P2">System.out.println("String "+new Integer("4")+5);</text:p>
      <text:p text:style-name="P2">}<text:bookmark-end text:name="__DdeLink__1617_3662731180"/> }</text:p>
      <text:p text:style-name="P1">A) String 9</text:p>
      <text:p text:style-name="P8">B) String 45</text:p>
      <text:p text:style-name="P1">C) compilation error</text:p>
      <text:p text:style-name="P1">D) run time error</text:p>
      <text:p text:style-name="P1"/>
      <text:p text:style-name="P1"/>
      <text:p text:style-name="P2">23. What will be the output of the below code:</text:p>
      <text:p text:style-name="P2"><text:bookmark-start text:name="__DdeLink__1619_3662731180"/>if( "Welcome".trim() == "Welcome".trim() )</text:p>
      <text:p text:style-name="P2"><text:soft-page-break/>System.out.println("Equal");</text:p>
      <text:p text:style-name="P2">else</text:p>
      <text:p text:style-name="P2">System.out.println("Not Equal");<text:bookmark-end text:name="__DdeLink__1619_3662731180"/></text:p>
      <text:p text:style-name="P8">A) compile and display “Equal”</text:p>
      <text:p text:style-name="P1">B) compile and display “Not Equal”</text:p>
      <text:p text:style-name="P1">C) cause a compiler error</text:p>
      <text:p text:style-name="P1">D) compile and display NULL</text:p>
      <text:p text:style-name="P1"/>
      <text:p text:style-name="P1"/>
      <text:p text:style-name="P2">24.Which are the legal Stirng operationsA) s3= s1+s2;</text:p>
      <text:p text:style-name="P2">B) s3= <text:bookmark-start text:name="__DdeLink__1625_3662731180"/>s1-s2<text:bookmark-end text:name="__DdeLink__1625_3662731180"/>;</text:p>
      <text:p text:style-name="P2">C) <text:bookmark-start text:name="__DdeLink__1623_3662731180"/>s3= s1&amp;s2<text:bookmark-end text:name="__DdeLink__1623_3662731180"/>;</text:p>
      <text:p text:style-name="P2">D) s3= s1&amp;&amp;s2;</text:p>
      <text:p text:style-name="P8">A) A</text:p>
      <text:p text:style-name="P1">B) B</text:p>
      <text:p text:style-name="P1">C) C</text:p>
      <text:p text:style-name="P1">D) D</text:p>
      <text:p text:style-name="P1"/>
      <text:p text:style-name="P2">25. What is the output of the below code</text:p>
      <text:p text:style-name="P2">class Test{</text:p>
      <text:p text:style-name="P2">public static void main(String[] args) {</text:p>
      <text:p text:style-name="P2"><text:bookmark-start text:name="__DdeLink__1627_3662731180"/>System.out.println(5.45+"3,2");<text:bookmark-end text:name="__DdeLink__1627_3662731180"/></text:p>
      <text:p text:style-name="P2">}</text:p>
      <text:p text:style-name="P2">}</text:p>
      <text:p text:style-name="P1">A) 5</text:p>
      <text:p text:style-name="P1">B) 5.4</text:p>
      <text:p text:style-name="P8">C) 5.453,2</text:p>
      <text:p text:style-name="P1">D) Compilation Fail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22T23:17:24.895316101</dc:date>
    <meta:editing-duration>PT1H14M32S</meta:editing-duration>
    <meta:editing-cycles>12</meta:editing-cycles>
    <meta:document-statistic meta:table-count="0" meta:image-count="0" meta:object-count="0" meta:page-count="13" meta:paragraph-count="360" meta:word-count="1222" meta:character-count="7014" meta:non-whitespace-character-count="6152"/>
  </office:meta>
</office:document-meta>
</file>